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2b2b2b"/>
      <style:paragraph-properties fo:background-color="#2b2b2b" fo:padding="0cm" fo:border="none"/>
    </style:style>
    <style:style style:name="T1" style:family="text">
      <style:text-properties fo:color="#cc7832" style:font-name="DejaVu Sans Mono" fo:font-size="9pt" fo:font-style="normal" fo:font-weight="normal" style:font-size-asian="9pt" style:font-style-asian="normal" style:font-weight-asian="normal"/>
    </style:style>
    <style:style style:name="T2" style:family="text">
      <style:text-properties fo:color="#a9b7c6" style:font-name="DejaVu Sans Mono" fo:font-size="9pt" fo:font-style="normal" fo:font-weight="normal" style:font-size-asian="9pt" style:font-style-asian="normal" style:font-weight-asian="normal"/>
    </style:style>
    <style:style style:name="T3" style:family="text">
      <style:text-properties fo:color="#a9b7c6" style:font-name="DejaVu Sans Mono" fo:font-size="9pt" fo:font-style="italic" fo:font-weight="normal" style:font-size-asian="9pt" style:font-style-asian="italic" style:font-weight-asian="normal"/>
    </style:style>
    <style:style style:name="T4" style:family="text">
      <style:text-properties fo:color="#ffc66d" style:font-name="DejaVu Sans Mono" fo:font-size="9pt" fo:font-style="normal" fo:font-weight="normal" style:font-size-asian="9pt" style:font-style-asian="normal" style:font-weight-asian="normal"/>
    </style:style>
    <style:style style:name="T5" style:family="text">
      <style:text-properties fo:color="#4e807d" style:font-name="DejaVu Sans Mono" fo:font-size="9pt" fo:font-style="normal" fo:font-weight="normal" style:font-size-asian="9pt" style:font-style-asian="normal" style:font-weight-asian="normal"/>
    </style:style>
    <style:style style:name="T6" style:family="text">
      <style:text-properties fo:color="#9876aa" style:font-name="DejaVu Sans Mono" fo:font-size="9pt" fo:font-style="italic" fo:font-weight="normal" style:font-size-asian="9pt" style:font-style-asian="italic" style:font-weight-asian="normal"/>
    </style:style>
    <style:style style:name="T7" style:family="text">
      <style:text-properties fo:color="#6897bb" style:font-name="DejaVu Sans Mono" fo:font-size="9pt" fo:font-style="normal" fo:font-weight="normal" style:font-size-asian="9pt" style:font-style-asian="normal" style:font-weight-asian="normal"/>
    </style:style>
    <style:style style:name="T8" style:family="text">
      <style:text-properties fo:color="#6a8759" style:font-name="DejaVu Sans Mono" fo:font-size="9pt" fo:font-style="normal" fo:font-weight="normal" style:font-size-asian="9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oblem 1 : Write a program using string interpolation and a list.</text:p>
      <text:p text:style-name="Standard">For example:  if the list is List(10,20,30,40) output should be </text:p>
      <text:p text:style-name="Standard">0 = 10</text:p>
      <text:p text:style-name="Standard">1 = 20</text:p>
      <text:p text:style-name="Standard">2 = 30</text:p>
      <text:p text:style-name="Standard"/>
      <text:p text:style-name="P1"><text:span text:style-name="T1">object </text:span><text:span text:style-name="T2">Prog1 {</text:span><text:line-break/><text:span text:style-name="T2"> <text:s/></text:span><text:span text:style-name="T1">def </text:span><text:span text:style-name="T4">main</text:span><text:span text:style-name="T2">(args: Array[</text:span><text:span text:style-name="T5">String</text:span><text:span text:style-name="T2">]): </text:span><text:span text:style-name="T1">Unit </text:span><text:span text:style-name="T2">= {</text:span><text:line-break/><text:span text:style-name="T2"> <text:s text:c="3"/></text:span><text:span text:style-name="T1">val </text:span><text:span text:style-name="T2">myList = </text:span><text:span text:style-name="T6">List</text:span><text:span text:style-name="T2">(</text:span><text:span text:style-name="T7">10</text:span><text:span text:style-name="T1">, </text:span><text:span text:style-name="T7">20</text:span><text:span text:style-name="T1">, </text:span><text:span text:style-name="T7">30</text:span><text:span text:style-name="T1">, </text:span><text:span text:style-name="T7">40</text:span><text:span text:style-name="T1">, </text:span><text:span text:style-name="T7">10</text:span><text:span text:style-name="T2">)</text:span><text:line-break/><text:span text:style-name="T2"> <text:s text:c="3"/></text:span><text:span text:style-name="T1">for </text:span><text:span text:style-name="T2">((v</text:span><text:span text:style-name="T1">, </text:span><text:span text:style-name="T2">i) &lt;- myList.zipWithIndex) {</text:span><text:line-break/><text:span text:style-name="T2"> <text:s text:c="5"/></text:span><text:span text:style-name="T3">println</text:span><text:span text:style-name="T2">(i + </text:span><text:span text:style-name="T8">" = " </text:span><text:span text:style-name="T2">+ v)</text:span><text:line-break/><text:span text:style-name="T2"> <text:s text:c="3"/>}</text:span><text:line-break/><text:span text:style-name="T2"> <text:s/>}</text:span><text:line-break/><text:span text:style-name="T2">}</text:span><text:line-break/></text:p>
      <text:p text:style-name="Standard"/>
      <text:p text:style-name="Standard"/>
      <text:p text:style-name="Standard"/>
      <text:p text:style-name="Standard">Problem 2 Write a program to find the maximum element from list.</text:p>
      <text:p text:style-name="Standard">For example: List(1,5,2,9,7)</text:p>
      <text:p text:style-name="Standard">Output should be 9</text:p>
      <text:p text:style-name="Standard"/>
      <text:p text:style-name="P1"><text:span text:style-name="T1">object </text:span><text:span text:style-name="T2">Prog2 {</text:span><text:line-break/><text:span text:style-name="T2"> <text:s/></text:span><text:span text:style-name="T1">def </text:span><text:span text:style-name="T4">main</text:span><text:span text:style-name="T2">(args: Array[</text:span><text:span text:style-name="T5">String</text:span><text:span text:style-name="T2">]): </text:span><text:span text:style-name="T1">Unit </text:span><text:span text:style-name="T2">= {</text:span><text:line-break/><text:span text:style-name="T2"> <text:s text:c="3"/></text:span><text:span text:style-name="T1">val </text:span><text:span text:style-name="T2">myList = </text:span><text:span text:style-name="T6">List</text:span><text:span text:style-name="T2">(</text:span><text:span text:style-name="T7">1</text:span><text:span text:style-name="T1">, </text:span><text:span text:style-name="T7">5</text:span><text:span text:style-name="T1">, </text:span><text:span text:style-name="T7">2</text:span><text:span text:style-name="T1">, </text:span><text:span text:style-name="T7">9</text:span><text:span text:style-name="T1">, </text:span><text:span text:style-name="T7">7</text:span><text:span text:style-name="T2">)</text:span><text:line-break/><text:span text:style-name="T2"> <text:s text:c="3"/></text:span><text:span text:style-name="T3">println</text:span><text:span text:style-name="T2">(myList.max)</text:span><text:line-break/><text:span text:style-name="T2"> <text:s/>}</text:span><text:line-break/><text:span text:style-name="T2">}</text:span><text:line-break/></text:p>
      <text:p text:style-name="Standard"/>
      <text:p text:style-name="Standard"/>
      <text:p text:style-name="Standard"/>
      <text:p text:style-name="Standard">Problem 3 <text:s/>Write <text:s/>a program to get the nth Fibonacci number.</text:p>
      <text:p text:style-name="Standard">For example: Fibonacci series (0,1,1,2,3,5,8.....)</text:p>
      <text:p text:style-name="Standard">if n is 3 then it should return 2</text:p>
      <text:p text:style-name="Standard">if n is 4 then it should return 3</text:p>
      <text:p text:style-name="Standard"/>
      <text:p text:style-name="P1"><text:span text:style-name="T1">object </text:span><text:span text:style-name="T2">Prog3 {</text:span><text:line-break/><text:line-break/><text:span text:style-name="T2"> <text:s/></text:span><text:span text:style-name="T1">def </text:span><text:span text:style-name="T4">main</text:span><text:span text:style-name="T2">(args: Array[</text:span><text:span text:style-name="T5">String</text:span><text:span text:style-name="T2">]): </text:span><text:span text:style-name="T1">Unit </text:span><text:span text:style-name="T2">= {</text:span><text:line-break/><text:span text:style-name="T2"> <text:s text:c="3"/></text:span><text:span text:style-name="T3">println</text:span><text:span text:style-name="T2">(</text:span><text:span text:style-name="T3">fibo</text:span><text:span text:style-name="T2">(</text:span><text:span text:style-name="T7">0</text:span><text:span text:style-name="T1">, </text:span><text:span text:style-name="T7">1</text:span><text:span text:style-name="T1">, </text:span><text:span text:style-name="T7">6</text:span><text:span text:style-name="T2">))</text:span><text:line-break/><text:span text:style-name="T2"> <text:s/>}</text:span><text:line-break/><text:line-break/><text:span text:style-name="T2"> <text:s/></text:span><text:span text:style-name="T1">def </text:span><text:span text:style-name="T4">fibo</text:span><text:span text:style-name="T2">(a: </text:span><text:span text:style-name="T1">Int, </text:span><text:span text:style-name="T2">b: </text:span><text:span text:style-name="T1">Int, </text:span><text:span text:style-name="T2">n: </text:span><text:span text:style-name="T1">Int</text:span><text:span text:style-name="T2">): </text:span><text:span text:style-name="T1">Int </text:span><text:span text:style-name="T2">= {</text:span><text:line-break/><text:span text:style-name="T2"> <text:s text:c="3"/></text:span><text:span text:style-name="T1">def </text:span><text:span text:style-name="T4">fiboHelper</text:span><text:span text:style-name="T2">(a: </text:span><text:span text:style-name="T1">Int, </text:span><text:span text:style-name="T2">b: </text:span><text:span text:style-name="T1">Int, </text:span><text:span text:style-name="T2">acc: </text:span><text:span text:style-name="T1">Int</text:span><text:span text:style-name="T2">): </text:span><text:span text:style-name="T1">Int </text:span><text:span text:style-name="T2">= {</text:span><text:line-break/><text:span text:style-name="T2"> <text:s text:c="5"/></text:span><text:span text:style-name="T1">if </text:span><text:span text:style-name="T2">(a &lt; n) {</text:span><text:line-break/><text:span text:style-name="T2"> <text:s text:c="7"/>fiboHelper(b</text:span><text:span text:style-name="T1">, </text:span><text:span text:style-name="T2">a + b</text:span><text:span text:style-name="T1">, </text:span><text:span text:style-name="T2">a)</text:span><text:line-break/><text:span text:style-name="T2"> <text:s text:c="5"/>}</text:span><text:line-break/><text:span text:style-name="T2"> <text:s text:c="5"/></text:span><text:span text:style-name="T1">else </text:span><text:span text:style-name="T2">acc</text:span><text:line-break/><text:span text:style-name="T2"> <text:s text:c="3"/>}</text:span><text:line-break/><text:line-break/><text:span text:style-name="T2"> <text:s text:c="3"/>fiboHelper(a</text:span><text:span text:style-name="T1">, </text:span><text:span text:style-name="T2">b</text:span><text:span text:style-name="T1">, </text:span><text:span text:style-name="T7">0</text:span><text:span text:style-name="T2">)</text:span><text:line-break/><text:span text:style-name="T2"> <text:s/>}</text:span><text:line-break/><text:span text:style-name="T2">}</text:span><text:line-break/></text:p>
      <text:p text:style-name="Standard"><text:soft-page-break/>Problem 4 Write a program to sum of the digits of the product of numbers from 1 to n.</text:p>
      <text:p text:style-name="Standard">For example: For, n = 5</text:p>
      <text:p text:style-name="Standard">1*2*3*4*5 = 120</text:p>
      <text:p text:style-name="Standard">1+2+0 = 3 </text:p>
      <text:p text:style-name="Standard"/>
      <text:p text:style-name="P1"><text:span text:style-name="T1">object </text:span><text:span text:style-name="T2">Prog4 {</text:span><text:line-break/><text:line-break/><text:span text:style-name="T2"> <text:s/></text:span><text:span text:style-name="T1">def </text:span><text:span text:style-name="T4">main</text:span><text:span text:style-name="T2">(args: Array[</text:span><text:span text:style-name="T5">String</text:span><text:span text:style-name="T2">]): </text:span><text:span text:style-name="T1">Unit </text:span><text:span text:style-name="T2">= {</text:span><text:line-break/><text:span text:style-name="T2"> <text:s text:c="3"/></text:span><text:span text:style-name="T1">val </text:span><text:span text:style-name="T2">resOfFact = </text:span><text:span text:style-name="T3">factorial</text:span><text:span text:style-name="T2">(</text:span><text:span text:style-name="T7">5</text:span><text:span text:style-name="T2">)</text:span><text:line-break/><text:span text:style-name="T2"> <text:s text:c="3"/></text:span><text:span text:style-name="T3">println</text:span><text:span text:style-name="T2">(resOfFact)</text:span><text:line-break/><text:span text:style-name="T2"> <text:s text:c="3"/></text:span><text:span text:style-name="T3">println</text:span><text:span text:style-name="T2">(</text:span><text:span text:style-name="T3">sumOfDigits</text:span><text:span text:style-name="T2">(resOfFact))</text:span><text:line-break/><text:span text:style-name="T2"> <text:s/>}</text:span><text:line-break/><text:line-break/><text:span text:style-name="T2"> <text:s/></text:span><text:span text:style-name="T1">def </text:span><text:span text:style-name="T4">factorial</text:span><text:span text:style-name="T2">(n: </text:span><text:span text:style-name="T1">Int</text:span><text:span text:style-name="T2">): </text:span><text:span text:style-name="T5">BigInt </text:span><text:span text:style-name="T2">= {</text:span><text:line-break/><text:span text:style-name="T2"> <text:s text:c="3"/></text:span><text:span text:style-name="T1">def </text:span><text:span text:style-name="T4">factHelper</text:span><text:span text:style-name="T2">(x: </text:span><text:span text:style-name="T1">Int, </text:span><text:span text:style-name="T2">accumulator: </text:span><text:span text:style-name="T5">BigInt</text:span><text:span text:style-name="T2">): </text:span><text:span text:style-name="T5">BigInt </text:span><text:span text:style-name="T2">=</text:span><text:line-break/><text:span text:style-name="T2"> <text:s text:c="5"/></text:span><text:span text:style-name="T1">if </text:span><text:span text:style-name="T2">(x == </text:span><text:span text:style-name="T7">1</text:span><text:span text:style-name="T2">) accumulator</text:span><text:line-break/><text:span text:style-name="T2"> <text:s text:c="5"/></text:span><text:span text:style-name="T1">else </text:span><text:span text:style-name="T2">factHelper(x - </text:span><text:span text:style-name="T7">1</text:span><text:span text:style-name="T1">, </text:span><text:span text:style-name="T2">x * accumulator)</text:span><text:line-break/><text:line-break/><text:span text:style-name="T2"> <text:s text:c="3"/>factHelper(n</text:span><text:span text:style-name="T1">, </text:span><text:span text:style-name="T7">1</text:span><text:span text:style-name="T2">)</text:span><text:line-break/><text:span text:style-name="T2"> <text:s/>}</text:span><text:line-break/><text:line-break/><text:span text:style-name="T2"> <text:s/></text:span><text:span text:style-name="T1">def </text:span><text:span text:style-name="T4">sumOfDigits</text:span><text:span text:style-name="T2">(n: </text:span><text:span text:style-name="T5">BigInt</text:span><text:span text:style-name="T2">): </text:span><text:span text:style-name="T5">BigInt </text:span><text:span text:style-name="T2">= {</text:span><text:line-break/><text:span text:style-name="T2"> <text:s text:c="3"/></text:span><text:span text:style-name="T1">def </text:span><text:span text:style-name="T4">sumHelper</text:span><text:span text:style-name="T2">(x: </text:span><text:span text:style-name="T5">BigInt</text:span><text:span text:style-name="T1">, </text:span><text:span text:style-name="T2">accumulator: </text:span><text:span text:style-name="T5">BigInt</text:span><text:span text:style-name="T2">): </text:span><text:span text:style-name="T5">BigInt </text:span><text:span text:style-name="T2">= {</text:span><text:line-break/><text:span text:style-name="T2"> <text:s text:c="5"/></text:span><text:span text:style-name="T1">if </text:span><text:span text:style-name="T2">(x == </text:span><text:span text:style-name="T7">0</text:span><text:span text:style-name="T2">) accumulator</text:span><text:line-break/><text:span text:style-name="T2"> <text:s text:c="5"/></text:span><text:span text:style-name="T1">else </text:span><text:span text:style-name="T2">{</text:span><text:line-break/><text:span text:style-name="T2"> <text:s text:c="7"/></text:span><text:span text:style-name="T1">val </text:span><text:span text:style-name="T2">i = x % </text:span><text:span text:style-name="T7">10</text:span><text:line-break/><text:span text:style-name="T7"> <text:s text:c="7"/></text:span><text:span text:style-name="T2">sumHelper(x / </text:span><text:span text:style-name="T7">10</text:span><text:span text:style-name="T1">, </text:span><text:span text:style-name="T2">accumulator + i)</text:span><text:line-break/><text:span text:style-name="T2"> <text:s text:c="5"/>}</text:span><text:line-break/><text:span text:style-name="T2"> <text:s text:c="3"/>}</text:span><text:line-break/><text:line-break/><text:span text:style-name="T2"> <text:s text:c="3"/>sumHelper(n</text:span><text:span text:style-name="T1">, </text:span><text:span text:style-name="T7">0</text:span><text:span text:style-name="T2">)</text:span><text:line-break/><text:span text:style-name="T2"> <text:s/>}</text:span><text:line-break/><text:span text:style-name="T2">}</text:span><text:lin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4T12:07:21.564904440</meta:creation-date>
    <dc:date>2020-01-14T12:11:10.714473215</dc:date>
    <meta:editing-duration>PT3M55S</meta:editing-duration>
    <meta:editing-cycles>1</meta:editing-cycles>
    <meta:document-statistic meta:table-count="0" meta:image-count="0" meta:object-count="0" meta:page-count="2" meta:paragraph-count="20" meta:word-count="303" meta:character-count="1777" meta:non-whitespace-character-count="1303"/>
    <meta:generator>LibreOffice/6.2.7.1$Linux_X86_64 LibreOffice_project/20$Build-1</meta:generator>
  </office:meta>
</office:document-meta>
</file>